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lius" svg:font-family="Delius, cursiv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dbd" officeooo:paragraph-rsid="0011fdbd"/>
    </style:style>
    <style:style style:name="P2" style:family="paragraph" style:parent-style-name="Standard">
      <style:text-properties officeooo:paragraph-rsid="0011fdbd"/>
    </style:style>
    <style:style style:name="P3" style:family="paragraph" style:parent-style-name="Standard">
      <style:text-properties officeooo:paragraph-rsid="00134e10"/>
    </style:style>
    <style:style style:name="P4" style:family="paragraph" style:parent-style-name="Standard">
      <style:text-properties officeooo:paragraph-rsid="0017067e"/>
    </style:style>
    <style:style style:name="P5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rsid="001578e4" officeooo:paragraph-rsid="0011fdbd"/>
    </style:style>
    <style:style style:name="P6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rsid="00139184" officeooo:paragraph-rsid="00134e10"/>
    </style:style>
    <style:style style:name="P7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paragraph-rsid="00134e10"/>
    </style:style>
    <style:style style:name="P8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rsid="0017067e" officeooo:paragraph-rsid="0011fdbd"/>
    </style:style>
    <style:style style:name="P9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rsid="0017067e" officeooo:paragraph-rsid="0017067e"/>
    </style:style>
    <style:style style:name="P10" style:family="paragraph" style:parent-style-name="Standard">
      <style:text-properties fo:font-variant="normal" fo:text-transform="none" fo:color="#000000" style:font-name="Delius" fo:font-size="9pt" fo:letter-spacing="normal" fo:font-style="normal" fo:font-weight="normal" officeooo:rsid="00134e10" officeooo:paragraph-rsid="0011fdbd"/>
    </style:style>
    <style:style style:name="P11" style:family="paragraph" style:parent-style-name="Standard">
      <style:text-properties officeooo:paragraph-rsid="001328a5"/>
    </style:style>
    <style:style style:name="T1" style:family="text">
      <style:text-properties officeooo:rsid="00134e10"/>
    </style:style>
    <style:style style:name="T2" style:family="text">
      <style:text-properties fo:font-variant="normal" fo:text-transform="none" fo:color="#000000" style:font-name="Delius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Delius" fo:font-size="9pt" fo:letter-spacing="normal" fo:font-style="normal" fo:font-weight="normal" officeooo:rsid="00134e10"/>
    </style:style>
    <style:style style:name="T4" style:family="text">
      <style:text-properties fo:font-variant="normal" fo:text-transform="none" fo:color="#000000" style:font-name="Delius" fo:font-size="9pt" fo:letter-spacing="normal" fo:font-style="normal" fo:font-weight="normal" officeooo:rsid="00139184"/>
    </style:style>
    <style:style style:name="T5" style:family="text">
      <style:text-properties fo:font-variant="normal" fo:text-transform="none" fo:color="#000000" style:font-name="Delius" fo:font-size="9pt" fo:letter-spacing="normal" fo:font-style="normal" fo:font-weight="normal" officeooo:rsid="001578e4"/>
    </style:style>
    <style:style style:name="T6" style:family="text">
      <style:text-properties fo:font-variant="normal" fo:text-transform="none" fo:color="#000000" style:font-name="Delius" fo:font-size="9pt" fo:letter-spacing="normal" fo:font-style="normal" fo:font-weight="normal" officeooo:rsid="0017067e"/>
    </style:style>
    <style:style style:name="T7" style:family="text">
      <style:text-properties fo:font-variant="normal" fo:text-transform="none" fo:color="#000000" style:font-name="Delius" fo:font-size="9pt" fo:letter-spacing="normal" fo:font-style="normal" fo:font-weight="normal" officeooo:rsid="0017ef43"/>
    </style:style>
    <style:style style:name="T8" style:family="text">
      <style:text-properties officeooo:rsid="0011fdbd"/>
    </style:style>
    <style:style style:name="T9" style:family="text">
      <style:text-properties fo:language="en" fo:country="US" officeooo:rsid="0011fdbd"/>
    </style:style>
    <style:style style:name="T10" style:family="text">
      <style:text-properties fo:language="en" fo:country="US" officeooo:rsid="00134e10"/>
    </style:style>
    <style:style style:name="T11" style:family="text">
      <style:text-properties fo:language="en" fo:country="US" fo:font-weight="bold" officeooo:rsid="0011fdbd" style:font-weight-asian="bold" style:font-weight-complex="bold"/>
    </style:style>
    <style:style style:name="T12" style:family="text">
      <style:text-properties fo:language="en" fo:country="US" fo:font-weight="bold" officeooo:rsid="001d7fe6" style:font-weight-asian="bold" style:font-weight-complex="bold"/>
    </style:style>
    <style:style style:name="T13" style:family="text">
      <style:text-properties fo:font-weight="bold" officeooo:rsid="00134e10" style:font-weight-asian="bold" style:font-weight-complex="bold"/>
    </style:style>
    <style:style style:name="T14" style:family="text">
      <style:text-properties fo:font-weight="bold" officeooo:rsid="0011fdbd" style:font-weight-asian="bold" style:font-weight-complex="bold"/>
    </style:style>
    <style:style style:name="T15" style:family="text">
      <style:text-properties fo:font-weight="bold" officeooo:rsid="001d7fe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s des ambiances sonores</text:p>
      <text:p text:style-name="P1"/>
      <text:p text:style-name="P3"><text:span text:style-name="T15">10-</text:span><text:span text:style-name="T13">Primeval Forest</text:span><text:span text:style-name="T1"> (</text:span><text:span text:style-name="T2">Water Stream, Forest Tone Low, Forest Tone High, Wind, Mammal Steps, Cuckoo &amp; Co, Birds, Birds, Bird Flaps, Light Hail</text:span><text:span text:style-name="T3">)</text:span></text:p>
      <text:p text:style-name="P1"/>
      <text:p text:style-name="P2"><text:span text:style-name="T15">3-</text:span><text:span text:style-name="T14">Irish Coast</text:span><text:span text:style-name="T8"> (</text:span><text:span text:style-name="T2">Wind Rumble, Waves Crash, Wind, Shore Noise, Inland, Seaside, Loch, Pebbles Shore, Water, Rain</text:span><text:span text:style-name="T5">)</text:span></text:p>
      <text:p text:style-name="P5"/>
      <text:p text:style-name="P3"><text:span text:style-name="T12">2-</text:span><text:span text:style-name="T11">Gregorian Voices</text:span><text:span text:style-name="T9"> </text:span><text:span text:style-name="T10">(</text:span><text:span text:style-name="T2">Church Bell, Hum, Canon A, Reverb A, Canon B, Reverb B, Canon </text:span><text:span text:style-name="T3">C</text:span><text:span text:style-name="T2">, Reverb </text:span><text:span text:style-name="T3">C</text:span><text:span text:style-name="T2">, </text:span><text:span text:style-name="T3">Song</text:span><text:span text:style-name="T2">, Reverb </text:span><text:span text:style-name="T4">Song)</text:span></text:p>
      <text:p text:style-name="P6"/>
      <text:p text:style-name="P3"><text:span text:style-name="T15">8-</text:span><text:span text:style-name="T14">Autumn Walk</text:span><text:span text:style-name="T8"> (</text:span><text:span text:style-name="T2">Distant Thunder, Wind, Wind+Birds, Footsteps, Forest Tone, Tree, Tree,</text:span> <text:span text:style-name="T2">Crows, Rain, Rustling Leaves</text:span><text:span text:style-name="T3">)</text:span></text:p>
      <text:p text:style-name="P7"><text:s/></text:p>
      <text:p text:style-name="P2"><text:span text:style-name="T15">9-</text:span><text:span text:style-name="T14">Cafe Restaurant</text:span><text:span text:style-name="T8"> (</text:span><text:span text:style-name="T2">Rumble, </text:span><text:span text:style-name="T6">Restaurant, Chatter, </text:span><text:span text:style-name="T2">Pseudo Babble, </text:span><text:span text:style-name="T6">Mess, </text:span><text:span text:style-name="T2">Cocktail Party, </text:span><text:span text:style-name="T6">Babble, Cafe, Table, </text:span><text:span text:style-name="T2">Kitchen</text:span><text:span text:style-name="T6">)</text:span></text:p>
      <text:p text:style-name="P8"/>
      <text:p text:style-name="P2"><text:span text:style-name="T15">1-</text:span><text:span text:style-name="T14">Distant Thunder</text:span><text:span text:style-name="T8"> (</text:span><text:span text:style-name="T2">Rumble, Rumble, Low Thunder, Low Thunder, Thunder, Thunder+Light Rain, Thunder+Rain, Thunder+Rain, Rain, Rain</text:span><text:span text:style-name="T3">)</text:span></text:p>
      <text:p text:style-name="P10"/>
      <text:p text:style-name="P4"><text:span text:style-name="T15">5-</text:span><text:span text:style-name="T14">Waterfall</text:span><text:span text:style-name="T8"> (</text:span><text:span text:style-name="T2">Rumble,</text:span> <text:span text:style-name="T2">Low Gurgle, Distant Lo, Distant </text:span><text:span text:style-name="T6">Med, Distant Hi, </text:span><text:span text:style-name="T2">Close Lo, Closer Hi, Water Noise Lo, Water Noise Med, Water Noise </text:span><text:span text:style-name="T6">Hi)</text:span></text:p>
      <text:p text:style-name="P9"/>
      <text:p text:style-name="P2"><text:span text:style-name="T15">4-</text:span><text:span text:style-name="T14">Summer Night</text:span><text:span text:style-name="T8"> (</text:span><text:span text:style-name="T2">Insects, Insects, Insects, Cicada,</text:span> <text:span text:style-name="T2">Cicada,</text:span> <text:span text:style-name="T2">Cicada,</text:span> <text:span text:style-name="T2">Cicada,</text:span> <text:span text:style-name="T2">Cicada, </text:span><text:span text:style-name="T7">Bat,</text:span> <text:span text:style-name="T2">Cicada</text:span><text:span text:style-name="T7">)</text:span></text:p>
      <text:p text:style-name="P1"/>
      <text:p text:style-name="P2"><text:span text:style-name="T15">7-</text:span><text:span text:style-name="T14">Medieval Village</text:span><text:span text:style-name="T8"> (</text:span><text:span text:style-name="T2">Watermill, Pastoral, Rejoicing Bells, Fire Bell, Trotting Horse, Carriages, Market, Animals, Blacksmith, Fanfare</text:span><text:span text:style-name="T3">)</text:span></text:p>
      <text:p text:style-name="P1"/>
      <text:p text:style-name="P11"><text:span text:style-name="T15">6-</text:span><text:span text:style-name="T13">African Town</text:span><text:span text:style-name="T1"> (</text:span><text:span text:style-name="T2">Ocean Waves, Distant Shore, Street Life, Street Noises, Cafe, Warm Up, Band Playing, Elementary School, School Yard, Morning Ambience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lius" svg:font-family="Delius, cursiv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0:43:40.152000000</meta:creation-date>
    <dc:date>2021-04-07T16:55:33.246000000</dc:date>
    <meta:editing-duration>PT1H17M21S</meta:editing-duration>
    <meta:editing-cycles>8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2" meta:word-count="177" meta:character-count="1264" meta:non-whitespace-character-count="1097"/>
  </office:meta>
</office:document-meta>
</file>